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FileContainer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FileContainer.getNext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FileContainer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FileContainer.load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XPathFileContainer.XPathFile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PathFileContainer.getXPathString( int 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FileContainer.nextRo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PathFileContainer.XPathFileContainer( String file , String x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